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Začátek generování instrukcí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FVAR <text:a xlink:href="mailto:GF@tmp" xlink:type="simple">GF@tmp</text:a>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LABEL $$scope</text:p>
          </table:table-cell>
        </table:table-row>
        <table:table-row table:style-name="ro1">
          <table:table-cell office:value-type="string" calcext:value-type="string">
            <text:p>End Scope</text:p>
          </table:table-cell>
          <table:table-cell office:value-type="string" calcext:value-type="string">
            <text:p>LABEL $$endsco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Práce s proměnnými</text:p>
          </table:table-cell>
          <table:covered-table-cell/>
        </table:table-row>
        <table:table-row table:style-name="ro1">
          <table:table-cell office:value-type="string" calcext:value-type="string">
            <text:p>Dim a As Integer (ve Scope)</text:p>
          </table:table-cell>
          <table:table-cell office:value-type="string" calcext:value-type="string">
            <text:p>DEFVAR <text:a xlink:href="mailto:GF@a" xlink:type="simple">GF@a</text:a></text:p>
          </table:table-cell>
        </table:table-row>
        <table:table-row table:style-name="ro1">
          <table:table-cell office:value-type="string" calcext:value-type="string">
            <text:p>Dim a As Integer (v jiné funkce)</text:p>
          </table:table-cell>
          <table:table-cell office:value-type="string" calcext:value-type="string">
            <text:p>DEFVAR <text:a xlink:href="mailto:LF@a" xlink:type="simple">LF@a</text:a>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GF@a" xlink:type="simple">GF@a</text:a> <text:a xlink:href="mailto:int@1" xlink:type="simple">int@1</text:a>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GF@a <text:a xlink:href="mailto:GF@b" xlink:type="simple">GF@b</text:a>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GF@ int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GF@vysl GF@vysl GF@a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GF@vysl GF@vysl GF@a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GF@vysl GF@vysl GF@a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GF@vysl GF@vysl GF@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I<text:span text:style-name="T1">F / WHILE</text:span>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</table:table-row>
        <table:table-row table:style-name="ro1">
          <table:table-cell/>
          <table:table-cell office:value-type="string" calcext:value-type="string">
            <text:p>LT <text:a xlink:href="mailto:GF@tmp" xlink:type="simple">GF@tmp</text:a> <text:a xlink:href="mailto:GF@n" xlink:type="simple">GF@n</text:a> <text:a xlink:href="mailto:GF@x" xlink:type="simple">GF@x</text:a>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/>
          <table:table-cell office:value-type="string" calcext:value-type="string">
            <text:p>JUMP $endif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LABEL $else</text:p>
          </table:table-cell>
        </table:table-row>
        <table:table-row table:style-name="ro1">
          <table:table-cell office:value-type="string" calcext:value-type="string">
            <text:p>….. do something else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Do While a &gt; x</text:p>
          </table:table-cell>
          <table:table-cell office:value-type="string" calcext:value-type="string">
            <text:p>LABEL $dowhile</text:p>
          </table:table-cell>
        </table:table-row>
        <table:table-row table:style-name="ro1">
          <table:covered-table-cell/>
          <table:table-cell office:value-type="string" calcext:value-type="string">
            <text:p>JUMPIFEQ $loop GF@a <text:a xlink:href="mailto:int@x" xlink:type="simple">int@x</text:a>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 office:value-type="string" calcext:value-type="string">
            <text:p>… do someting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</table:table-row>
        <table:table-row table:style-name="ro1">
          <table:covered-table-cell/>
          <table:table-cell office:value-type="string" calcext:value-type="string">
            <text:p>LABEL $loo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Práce s řetězci</text:p>
          </table:table-cell>
          <table:covered-table-cell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GF@s1 string@Toto\032je\032text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GF@s2 GF@s1 string@,\032plus\032dalsi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GF@s1len GF@s1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<text:a xlink:href="mailto:GF@cha" xlink:type="simple">GF@cha</text:a> <text:a xlink:href="mailto:GF@sr2" xlink:type="simple">GF@sr2</text:a>r <text:a xlink:href="mailto:GF@index" xlink:type="simple">GF@index</text:a>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office:value-type="string" calcext:value-type="string">
            <text:p>SETCHAR <text:a xlink:href="mailto:GF@s2" xlink:type="simple">GF@s2</text:a> <text:a xlink:href="mailto:GF@index" xlink:type="simple">GF@index</text:a> GF@char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Práce s funkcemi (rámci)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Fuction name()</text:p>
          </table:table-cell>
          <table:table-cell office:value-type="string" calcext:value-type="string">
            <text:p>LABEL $name</text:p>
          </table:table-cell>
        </table:table-row>
        <table:table-row table:style-name="ro1">
          <table:table-cell table:style-name="ce4"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 table:style-name="ce4" office:value-type="string" calcext:value-type="string">
            <text:p>End function</text:p>
          </table:table-cell>
          <table:table-cell office:value-type="string" calcext:value-type="string">
            <text:p>LABEL $endfunction</text:p>
          </table:table-cell>
        </table:table-row>
        <table:table-row table:style-name="ro1">
          <table:table-cell office:value-type="string" calcext:value-type="string">
            <text:p>vysl = func(a, b, c)</text:p>
          </table:table-cell>
          <table:table-cell office:value-type="string" calcext:value-type="string">
            <text:p>CREATEFRAME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GF@a" xlink:type="simple">GF@a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GF@b" xlink:type="simple">GF@b</text:a></text:p>
          </table:table-cell>
        </table:table-row>
        <table:table-row table:style-name="ro1">
          <table:table-cell/>
          <table:table-cell table:style-name="ce6" office:value-type="string" calcext:value-type="string">
            <text:p><text:span text:style-name="T2">MOVE </text:span><text:span text:style-name="T2"><text:a xlink:href="mailto:TF@a" xlink:type="simple">TF@a</text:a></text:span><text:span text:style-name="T2"> </text:span><text:span text:style-name="T2"><text:a xlink:href="mailto:Gc@c" xlink:type="simple">Gc@c</text:a></text:span>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GF@vysl" xlink:type="simple">GF@vysl</text:a> TF@%retv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unction $func</text:p>
          </table:table-cell>
          <table:table-cell office:value-type="string" calcext:value-type="string">
            <text:p>LABEL $function_func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</table:table-row>
        <table:table-row table:style-name="ro1">
          <table:table-cell/>
          <table:table-cell office:value-type="string" calcext:value-type="string">
            <text:p>DEFVAR LF@%retval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DEFVAR <text:a xlink:href="mailto:LF@result" xlink:type="simple">LF@result</text:a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do something (<text:a xlink:href="mailto:a%3DLF@a" xlink:type="simple">a=LF@a</text:a>, <text:a xlink:href="mailto:b%3DLF@b" xlink:type="simple">b=LF@b</text:a>, <text:a xlink:href="mailto:c%3DLF@c" xlink:type="simple">c=LF@c</text:a>)</text:p>
          </table:table-cell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LABEL $endfunction_fun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UBSTR</text:p>
          </table:table-cell>
          <table:covered-table-cell/>
        </table:table-row>
        <table:table-row table:style-name="ro1">
          <table:table-cell office:value-type="string" calcext:value-type="string">
            <text:p>SubStr(s2, s1len, 4)</text:p>
          </table:table-cell>
          <table:table-cell office:value-type="string" calcext:value-type="string">
            <text:p>LABEL $substr</text:p>
          </table:table-cell>
        </table:table-row>
        <table:table-row table:style-name="ro1">
          <table:table-cell/>
          <table:table-cell office:value-type="string" calcext:value-type="string">
            <text:p>MOVE GF@tmp string@\00</text:p>
          </table:table-cell>
        </table:table-row>
        <table:table-row table:style-name="ro1">
          <table:table-cell/>
          <table:table-cell office:value-type="string" calcext:value-type="string">
            <text:p>DEFVAR GF@substr_char</text:p>
          </table:table-cell>
        </table:table-row>
        <table:table-row table:style-name="ro1">
          <table:table-cell/>
          <table:table-cell office:value-type="string" calcext:value-type="string">
            <text:p>DEFVAR GF@substr_string</text:p>
          </table:table-cell>
        </table:table-row>
        <table:table-row table:style-name="ro1">
          <table:table-cell/>
          <table:table-cell office:value-type="string" calcext:value-type="string">
            <text:p>DEFVAR GF@substr_index</text:p>
          </table:table-cell>
        </table:table-row>
        <table:table-row table:style-name="ro1">
          <table:table-cell/>
          <table:table-cell office:value-type="string" calcext:value-type="string">
            <text:p>DEFVAR GF@substr_shift</text:p>
          </table:table-cell>
        </table:table-row>
        <table:table-row table:style-name="ro1">
          <table:table-cell/>
          <table:table-cell office:value-type="string" calcext:value-type="string">
            <text:p>MOVE GF@substr_string GF@s2</text:p>
          </table:table-cell>
        </table:table-row>
        <table:table-row table:style-name="ro1">
          <table:table-cell/>
          <table:table-cell office:value-type="string" calcext:value-type="string">
            <text:p>MOVE GF@substr_index GF@s1len</text:p>
          </table:table-cell>
        </table:table-row>
        <table:table-row table:style-name="ro1">
          <table:table-cell/>
          <table:table-cell office:value-type="string" calcext:value-type="string">
            <text:p>MOVE GF@substr_shift int@4</text:p>
          </table:table-cell>
        </table:table-row>
        <table:table-row table:style-name="ro1">
          <table:table-cell/>
          <table:table-cell office:value-type="string" calcext:value-type="string">
            <text:p>LABEL $do_substr</text:p>
          </table:table-cell>
        </table:table-row>
        <table:table-row table:style-name="ro1">
          <table:table-cell/>
          <table:table-cell office:value-type="string" calcext:value-type="string">
            <text:p>GETCHAR GF@substr_char GF@substr_string GF@substr_index</text:p>
          </table:table-cell>
        </table:table-row>
        <table:table-row table:style-name="ro1">
          <table:table-cell/>
          <table:table-cell office:value-type="string" calcext:value-type="string">
            <text:p>ADD GF@substr_index GF@substr_index int@1</text:p>
          </table:table-cell>
        </table:table-row>
        <table:table-row table:style-name="ro1">
          <table:table-cell/>
          <table:table-cell office:value-type="string" calcext:value-type="string">
            <text:p>CONCAT GF@tmp GF@tmp GF@substr_char</text:p>
          </table:table-cell>
        </table:table-row>
        <table:table-row table:style-name="ro1">
          <table:table-cell/>
          <table:table-cell office:value-type="string" calcext:value-type="string">
            <text:p>SUB GF@substr_shift GF@substr_shift int@1</text:p>
          </table:table-cell>
        </table:table-row>
        <table:table-row table:style-name="ro1">
          <table:table-cell/>
          <table:table-cell office:value-type="string" calcext:value-type="string">
            <text:p>JUMPIFNEQ $do_substr GF@substr_shift int@0</text:p>
          </table:table-cell>
        </table:table-row>
        <table:table-row table:style-name="ro1">
          <table:table-cell/>
          <table:table-cell office:value-type="string" calcext:value-type="string">
            <text:p>LABEL $endsubstr</text:p>
          </table:table-cell>
        </table:table-row>
        <table:table-row table:style-name="ro1">
          <table:table-cell office:value-type="string" calcext:value-type="string">
            <text:p>s1 = SubStr(s2, s1len, 4)</text:p>
          </table:table-cell>
          <table:table-cell office:value-type="string" calcext:value-type="string">
            <text:p>MOVE GF@s1 GF@t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 style:data-style-name="N2" text:time-value="20:36:22.7413036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19T21:15:12.376385725</dc:date>
    <meta:editing-duration>PT8H44M51S</meta:editing-duration>
    <meta:editing-cycles>43</meta:editing-cycles>
    <meta:document-statistic meta:table-count="1" meta:cell-count="117" meta:object-count="0"/>
  </office:meta>
</office:document-meta>
</file>